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>
      <style:table-cell-properties fo:border-bottom="0.0008in solid #000000" fo:border-left="0.0008in solid #000000" fo:border-right="none" fo:border-top="none"/>
    </style:style>
    <style:style style:name="ce8" style:family="table-cell" style:parent-style-name="Default" style:data-style-name="N118"/>
    <style:style style:name="ce9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1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3" style:family="table-cell" style:parent-style-name="Default" style:data-style-name="N60"/>
    <style:style style:name="ce14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5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6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60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</style:style>
    <style:style style:name="ce20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2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23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4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6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141312" style:font-name="Arial" fo:font-size="10pt" fo:language="zxx" fo:country="none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ce26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27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28" style:family="table-cell" style:parent-style-name="Default" style:data-style-name="N60">
      <style:table-cell-properties fo:border="none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number-columns-repeated="3" table:default-cell-style-name="ce13"/>
        <table:table-column table:style-name="co3" table:default-cell-style-name="Default"/>
        <table:table-column table:style-name="co4" table:number-columns-repeated="3" table:default-cell-style-name="ce13"/>
        <table:table-column table:style-name="co2" table:default-cell-style-name="Default"/>
        <table:table-column table:style-name="co4" table:number-columns-repeated="3" table:default-cell-style-name="ce13"/>
        <table:table-column table:style-name="co4" table:number-columns-repeated="1012" table:default-cell-style-name="Default"/>
        <table:table-row table:style-name="ro1">
          <table:table-cell table:style-name="ce1" office:value-type="string" table:number-columns-spanned="12" table:number-rows-spanned="1">
            <text:p>suport length variation with ratio support length/sqrt(m)=6=const,2D particle distribution, summation density, leapfrog autom. Time control, simu time~0.2 )</text:p>
          </table:table-cell>
          <table:covered-table-cell table:style-name="ce9"/>
          <table:covered-table-cell table:number-columns-repeated="2"/>
          <table:covered-table-cell table:style-name="ce17"/>
          <table:covered-table-cell table:style-name="ce18"/>
          <table:covered-table-cell table:number-columns-repeated="2"/>
          <table:covered-table-cell table:style-name="ce17"/>
          <table:covered-table-cell table:style-name="ce18"/>
          <table:covered-table-cell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9"/>
          <table:table-cell table:number-columns-repeated="2"/>
          <table:table-cell table:style-name="ce18"/>
          <table:table-cell table:number-columns-repeated="2"/>
          <table:table-cell table:style-name="ce18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1" office:value-type="string" table:number-columns-spanned="9" table:number-rows-spanned="1">
            <text:p>whole domain 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20" office:value-type="string">
            <text:p>area2 (after CD before shock)</text:p>
          </table:covered-table-cell>
          <table:covered-table-cell table:style-name="ce15"/>
          <table:covered-table-cell table:style-name="ce21"/>
          <table:table-cell table:style-name="ce25" office:value-type="string" table:number-columns-spanned="9" table:number-rows-spanned="1">
            <text:p>area3 (after rarefaction before CD)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20" office:value-type="string">
            <text:p>area2 (after CD before shock)</text:p>
          </table:covered-table-cell>
          <table:covered-table-cell table:style-name="ce15"/>
          <table:covered-table-cell table:style-name="ce21"/>
          <table:table-cell table:style-name="ce25" office:value-type="string" table:number-columns-spanned="9" table:number-rows-spanned="1">
            <text:p>area2 (after CD before shock)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20" office:value-type="string">
            <text:p>area2 (after CD before shock)</text:p>
          </table:covered-table-cell>
          <table:covered-table-cell table:style-name="ce15"/>
          <table:covered-table-cell table:style-name="ce21"/>
          <table:table-cell table:number-columns-repeated="996"/>
        </table:table-row>
        <table:table-row table:style-name="ro1">
          <table:table-cell table:style-name="ce5"/>
          <table:table-cell table:style-name="ce12" office:value-type="string">
            <text:p>L1_rho</text:p>
          </table:table-cell>
          <table:table-cell table:style-name="ce12" office:value-type="string">
            <text:p>L1_u</text:p>
          </table:table-cell>
          <table:table-cell table:style-name="ce16" office:value-type="string">
            <text:p>L1e</text:p>
          </table:table-cell>
          <table:table-cell table:style-name="ce12" office:value-type="string">
            <text:p>L2_rho</text:p>
          </table:table-cell>
          <table:table-cell table:style-name="ce12" office:value-type="string">
            <text:p>L2_u</text:p>
          </table:table-cell>
          <table:table-cell table:style-name="ce16" office:value-type="string">
            <text:p>L2e</text:p>
          </table:table-cell>
          <table:table-cell table:style-name="ce12" office:value-type="string">
            <text:p>Linf_rho</text:p>
          </table:table-cell>
          <table:table-cell table:style-name="ce12" office:value-type="string">
            <text:p>Linf_u</text:p>
          </table:table-cell>
          <table:table-cell table:style-name="ce16" office:value-type="string">
            <text:p>Linf_e</text:p>
          </table:table-cell>
          <table:table-cell table:style-name="ce26" office:value-type="string">
            <text:p>L1_rho3</text:p>
          </table:table-cell>
          <table:table-cell table:style-name="ce12" office:value-type="string">
            <text:p>L1_u3</text:p>
          </table:table-cell>
          <table:table-cell table:style-name="ce16" office:value-type="string">
            <text:p>L1e3</text:p>
          </table:table-cell>
          <table:table-cell table:style-name="ce12" office:value-type="string">
            <text:p>L2_rho3</text:p>
          </table:table-cell>
          <table:table-cell table:style-name="ce12" office:value-type="string">
            <text:p>L2_u3</text:p>
          </table:table-cell>
          <table:table-cell table:style-name="ce16" office:value-type="string">
            <text:p>L2e3</text:p>
          </table:table-cell>
          <table:table-cell table:style-name="ce12" office:value-type="string">
            <text:p>Linf_rho3</text:p>
          </table:table-cell>
          <table:table-cell table:style-name="ce12" office:value-type="string">
            <text:p>Linf_u3</text:p>
          </table:table-cell>
          <table:table-cell table:style-name="ce30" office:value-type="string">
            <text:p>Linf_e3</text:p>
          </table:table-cell>
          <table:table-cell table:style-name="ce26" office:value-type="string">
            <text:p>L1_rho2</text:p>
          </table:table-cell>
          <table:table-cell table:style-name="ce12" office:value-type="string">
            <text:p>L1_u2</text:p>
          </table:table-cell>
          <table:table-cell table:style-name="ce16" office:value-type="string">
            <text:p>L1e2</text:p>
          </table:table-cell>
          <table:table-cell table:style-name="ce12" office:value-type="string">
            <text:p>L2_rho2</text:p>
          </table:table-cell>
          <table:table-cell table:style-name="ce12" office:value-type="string">
            <text:p>L2_u2</text:p>
          </table:table-cell>
          <table:table-cell table:style-name="ce16" office:value-type="string">
            <text:p>L2e2</text:p>
          </table:table-cell>
          <table:table-cell table:style-name="ce12" office:value-type="string">
            <text:p>Linf_rho2</text:p>
          </table:table-cell>
          <table:table-cell table:style-name="ce12" office:value-type="string">
            <text:p>Linf_u2</text:p>
          </table:table-cell>
          <table:table-cell table:style-name="ce30" office:value-type="string">
            <text:p>Linf_e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1">
            <text:p>0.0100</text:p>
          </table:table-cell>
          <table:table-cell office:value-type="float" office:value="0.00369282">
            <text:p>3.69E-003</text:p>
          </table:table-cell>
          <table:table-cell office:value-type="float" office:value="0.00760615">
            <text:p>7.61E-003</text:p>
          </table:table-cell>
          <table:table-cell office:value-type="float" office:value="0.00477958">
            <text:p>4.78E-003</text:p>
          </table:table-cell>
          <table:table-cell table:style-name="ce13" office:value-type="float" office:value="0.00881521">
            <text:p>8.82E-003</text:p>
          </table:table-cell>
          <table:table-cell office:value-type="float" office:value="0.0351602">
            <text:p>3.52E-002</text:p>
          </table:table-cell>
          <table:table-cell office:value-type="float" office:value="0.0238895">
            <text:p>2.39E-002</text:p>
          </table:table-cell>
          <table:table-cell office:value-type="float" office:value="0.0675535">
            <text:p>6.76E-002</text:p>
          </table:table-cell>
          <table:table-cell table:style-name="ce13" office:value-type="float" office:value="0.578872">
            <text:p>5.79E-001</text:p>
          </table:table-cell>
          <table:table-cell table:style-name="ce22" office:value-type="float" office:value="0.395731">
            <text:p>3.96E-001</text:p>
          </table:table-cell>
          <table:table-cell table:style-name="ce27" office:value-type="float" office:value="0.00336255">
            <text:p>3.36E-003</text:p>
          </table:table-cell>
          <table:table-cell office:value-type="float" office:value="0.00295269">
            <text:p>2.95E-003</text:p>
          </table:table-cell>
          <table:table-cell table:style-name="ce13" office:value-type="float" office:value="0.00245641">
            <text:p>2.46E-003</text:p>
          </table:table-cell>
          <table:table-cell table:style-name="ce13" office:value-type="float" office:value="0.00422002">
            <text:p>4.22E-003</text:p>
          </table:table-cell>
          <table:table-cell table:style-name="ce13" office:value-type="float" office:value="0.00669241">
            <text:p>6.69E-003</text:p>
          </table:table-cell>
          <table:table-cell table:style-name="ce13" office:value-type="float" office:value="0.00294735">
            <text:p>2.95E-003</text:p>
          </table:table-cell>
          <table:table-cell table:style-name="ce13" office:value-type="float" office:value="0.012817">
            <text:p>1.28E-002</text:p>
          </table:table-cell>
          <table:table-cell table:style-name="ce13" office:value-type="float" office:value="0.0277232">
            <text:p>2.77E-002</text:p>
          </table:table-cell>
          <table:table-cell table:style-name="ce22" office:value-type="float" office:value="0.00871166">
            <text:p>8.71E-003</text:p>
          </table:table-cell>
          <table:table-cell table:style-name="ce27" office:value-type="float" office:value="0.000551884">
            <text:p>5.52E-004</text:p>
          </table:table-cell>
          <table:table-cell table:style-name="ce13" office:value-type="float" office:value="0.0016131">
            <text:p>1.61E-003</text:p>
          </table:table-cell>
          <table:table-cell table:style-name="ce13" office:value-type="float" office:value="0.00396307">
            <text:p>3.96E-003</text:p>
          </table:table-cell>
          <table:table-cell table:style-name="ce13" office:value-type="float" office:value="0.00106697">
            <text:p>1.07E-003</text:p>
          </table:table-cell>
          <table:table-cell table:style-name="ce13" office:value-type="float" office:value="0.00449694">
            <text:p>4.50E-003</text:p>
          </table:table-cell>
          <table:table-cell table:style-name="ce13" office:value-type="float" office:value="0.00639283">
            <text:p>6.39E-003</text:p>
          </table:table-cell>
          <table:table-cell table:style-name="ce13" office:value-type="float" office:value="0.003565">
            <text:p>3.57E-003</text:p>
          </table:table-cell>
          <table:table-cell table:style-name="ce13" office:value-type="float" office:value="0.0260239">
            <text:p>2.60E-002</text:p>
          </table:table-cell>
          <table:table-cell table:style-name="ce22" office:value-type="float" office:value="0.0254254">
            <text:p>2.54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15">
            <text:p>0.0150</text:p>
          </table:table-cell>
          <table:table-cell office:value-type="float" office:value="0.00446419">
            <text:p>4.46E-003</text:p>
          </table:table-cell>
          <table:table-cell office:value-type="float" office:value="0.00913077">
            <text:p>9.13E-003</text:p>
          </table:table-cell>
          <table:table-cell office:value-type="float" office:value="0.0062676">
            <text:p>6.27E-003</text:p>
          </table:table-cell>
          <table:table-cell table:style-name="ce13" office:value-type="float" office:value="0.0102494">
            <text:p>1.02E-002</text:p>
          </table:table-cell>
          <table:table-cell office:value-type="float" office:value="0.0357095">
            <text:p>3.57E-002</text:p>
          </table:table-cell>
          <table:table-cell office:value-type="float" office:value="0.0287003">
            <text:p>2.87E-002</text:p>
          </table:table-cell>
          <table:table-cell office:value-type="float" office:value="0.0664218">
            <text:p>6.64E-002</text:p>
          </table:table-cell>
          <table:table-cell table:style-name="ce13" office:value-type="float" office:value="0.446797">
            <text:p>4.47E-001</text:p>
          </table:table-cell>
          <table:table-cell table:style-name="ce22" office:value-type="float" office:value="0.395604">
            <text:p>3.96E-001</text:p>
          </table:table-cell>
          <table:table-cell table:style-name="ce27" office:value-type="float" office:value="0.00426047">
            <text:p>4.26E-003</text:p>
          </table:table-cell>
          <table:table-cell office:value-type="float" office:value="0.0051203">
            <text:p>5.12E-003</text:p>
          </table:table-cell>
          <table:table-cell table:style-name="ce13" office:value-type="float" office:value="0.00319663">
            <text:p>3.20E-003</text:p>
          </table:table-cell>
          <table:table-cell table:style-name="ce13" office:value-type="float" office:value="0.00548171">
            <text:p>5.48E-003</text:p>
          </table:table-cell>
          <table:table-cell table:style-name="ce13" office:value-type="float" office:value="0.00996092">
            <text:p>9.96E-003</text:p>
          </table:table-cell>
          <table:table-cell table:style-name="ce13" office:value-type="float" office:value="0.00387659">
            <text:p>3.88E-003</text:p>
          </table:table-cell>
          <table:table-cell table:style-name="ce13" office:value-type="float" office:value="0.0151217">
            <text:p>1.51E-002</text:p>
          </table:table-cell>
          <table:table-cell table:style-name="ce13" office:value-type="float" office:value="0.0353675">
            <text:p>3.54E-002</text:p>
          </table:table-cell>
          <table:table-cell table:style-name="ce22" office:value-type="float" office:value="0.0103767">
            <text:p>1.04E-002</text:p>
          </table:table-cell>
          <table:table-cell table:style-name="ce27" office:value-type="float" office:value="0.000821787">
            <text:p>8.22E-004</text:p>
          </table:table-cell>
          <table:table-cell table:style-name="ce13" office:value-type="float" office:value="0.00225903">
            <text:p>2.26E-003</text:p>
          </table:table-cell>
          <table:table-cell table:style-name="ce13" office:value-type="float" office:value="0.00481241">
            <text:p>4.81E-003</text:p>
          </table:table-cell>
          <table:table-cell table:style-name="ce13" office:value-type="float" office:value="0.00133727">
            <text:p>1.34E-003</text:p>
          </table:table-cell>
          <table:table-cell table:style-name="ce13" office:value-type="float" office:value="0.00547674">
            <text:p>5.48E-003</text:p>
          </table:table-cell>
          <table:table-cell table:style-name="ce13" office:value-type="float" office:value="0.00783282">
            <text:p>7.83E-003</text:p>
          </table:table-cell>
          <table:table-cell table:style-name="ce13" office:value-type="float" office:value="0.00357929">
            <text:p>3.58E-003</text:p>
          </table:table-cell>
          <table:table-cell table:style-name="ce13" office:value-type="float" office:value="0.0277002">
            <text:p>2.77E-002</text:p>
          </table:table-cell>
          <table:table-cell table:style-name="ce22" office:value-type="float" office:value="0.0253259">
            <text:p>2.53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">
            <text:p>0.0200</text:p>
          </table:table-cell>
          <table:table-cell office:value-type="float" office:value="0.00551105">
            <text:p>5.51E-003</text:p>
          </table:table-cell>
          <table:table-cell office:value-type="float" office:value="0.0111702">
            <text:p>1.12E-002</text:p>
          </table:table-cell>
          <table:table-cell office:value-type="float" office:value="0.00794878">
            <text:p>7.95E-003</text:p>
          </table:table-cell>
          <table:table-cell table:style-name="ce13" office:value-type="float" office:value="0.0117223">
            <text:p>1.17E-002</text:p>
          </table:table-cell>
          <table:table-cell office:value-type="float" office:value="0.0406673">
            <text:p>4.07E-002</text:p>
          </table:table-cell>
          <table:table-cell office:value-type="float" office:value="0.0331571">
            <text:p>3.32E-002</text:p>
          </table:table-cell>
          <table:table-cell office:value-type="float" office:value="0.0662528">
            <text:p>6.63E-002</text:p>
          </table:table-cell>
          <table:table-cell table:style-name="ce13" office:value-type="float" office:value="0.436097">
            <text:p>4.36E-001</text:p>
          </table:table-cell>
          <table:table-cell table:style-name="ce22" office:value-type="float" office:value="0.395661">
            <text:p>3.96E-001</text:p>
          </table:table-cell>
          <table:table-cell table:style-name="ce27" office:value-type="float" office:value="0.00511492">
            <text:p>5.11E-003</text:p>
          </table:table-cell>
          <table:table-cell office:value-type="float" office:value="0.00713922">
            <text:p>7.14E-003</text:p>
          </table:table-cell>
          <table:table-cell table:style-name="ce13" office:value-type="float" office:value="0.00387927">
            <text:p>3.88E-003</text:p>
          </table:table-cell>
          <table:table-cell table:style-name="ce13" office:value-type="float" office:value="0.00647911">
            <text:p>6.48E-003</text:p>
          </table:table-cell>
          <table:table-cell table:style-name="ce13" office:value-type="float" office:value="0.0123371">
            <text:p>1.23E-002</text:p>
          </table:table-cell>
          <table:table-cell table:style-name="ce13" office:value-type="float" office:value="0.00463637">
            <text:p>4.64E-003</text:p>
          </table:table-cell>
          <table:table-cell table:style-name="ce13" office:value-type="float" office:value="0.016411">
            <text:p>1.64E-002</text:p>
          </table:table-cell>
          <table:table-cell table:style-name="ce13" office:value-type="float" office:value="0.038602">
            <text:p>3.86E-002</text:p>
          </table:table-cell>
          <table:table-cell table:style-name="ce22" office:value-type="float" office:value="0.0113804">
            <text:p>1.14E-002</text:p>
          </table:table-cell>
          <table:table-cell table:style-name="ce27" office:value-type="float" office:value="0.00116247">
            <text:p>1.16E-003</text:p>
          </table:table-cell>
          <table:table-cell table:style-name="ce13" office:value-type="float" office:value="0.00309987">
            <text:p>3.10E-003</text:p>
          </table:table-cell>
          <table:table-cell table:style-name="ce13" office:value-type="float" office:value="0.00609509">
            <text:p>6.10E-003</text:p>
          </table:table-cell>
          <table:table-cell table:style-name="ce13" office:value-type="float" office:value="0.00162228">
            <text:p>1.62E-003</text:p>
          </table:table-cell>
          <table:table-cell table:style-name="ce13" office:value-type="float" office:value="0.0068261">
            <text:p>6.83E-003</text:p>
          </table:table-cell>
          <table:table-cell table:style-name="ce13" office:value-type="float" office:value="0.00927363">
            <text:p>9.27E-003</text:p>
          </table:table-cell>
          <table:table-cell table:style-name="ce13" office:value-type="float" office:value="0.00355597">
            <text:p>3.56E-003</text:p>
          </table:table-cell>
          <table:table-cell table:style-name="ce13" office:value-type="float" office:value="0.0291177">
            <text:p>2.91E-002</text:p>
          </table:table-cell>
          <table:table-cell table:style-name="ce22" office:value-type="float" office:value="0.0253473">
            <text:p>2.53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5">
            <text:p>0.0250</text:p>
          </table:table-cell>
          <table:table-cell office:value-type="float" office:value="0.00668113">
            <text:p>6.68E-003</text:p>
          </table:table-cell>
          <table:table-cell office:value-type="float" office:value="0.0151483">
            <text:p>1.51E-002</text:p>
          </table:table-cell>
          <table:table-cell office:value-type="float" office:value="0.0100033">
            <text:p>1.00E-002</text:p>
          </table:table-cell>
          <table:table-cell table:style-name="ce13" office:value-type="float" office:value="0.0132893">
            <text:p>1.33E-002</text:p>
          </table:table-cell>
          <table:table-cell office:value-type="float" office:value="0.0616629">
            <text:p>6.17E-002</text:p>
          </table:table-cell>
          <table:table-cell office:value-type="float" office:value="0.038489">
            <text:p>3.85E-002</text:p>
          </table:table-cell>
          <table:table-cell office:value-type="float" office:value="0.0663345">
            <text:p>6.63E-002</text:p>
          </table:table-cell>
          <table:table-cell table:style-name="ce13" office:value-type="float" office:value="0.653456">
            <text:p>6.53E-001</text:p>
          </table:table-cell>
          <table:table-cell table:style-name="ce22" office:value-type="float" office:value="0.395516">
            <text:p>3.96E-001</text:p>
          </table:table-cell>
          <table:table-cell table:style-name="ce27" office:value-type="float" office:value="0.00585671">
            <text:p>5.86E-003</text:p>
          </table:table-cell>
          <table:table-cell office:value-type="float" office:value="0.00876717">
            <text:p>8.77E-003</text:p>
          </table:table-cell>
          <table:table-cell table:style-name="ce13" office:value-type="float" office:value="0.00444979">
            <text:p>4.45E-003</text:p>
          </table:table-cell>
          <table:table-cell table:style-name="ce13" office:value-type="float" office:value="0.00722649">
            <text:p>7.23E-003</text:p>
          </table:table-cell>
          <table:table-cell table:style-name="ce13" office:value-type="float" office:value="0.0140749">
            <text:p>1.41E-002</text:p>
          </table:table-cell>
          <table:table-cell table:style-name="ce13" office:value-type="float" office:value="0.00523622">
            <text:p>5.24E-003</text:p>
          </table:table-cell>
          <table:table-cell table:style-name="ce13" office:value-type="float" office:value="0.0170192">
            <text:p>1.70E-002</text:p>
          </table:table-cell>
          <table:table-cell table:style-name="ce13" office:value-type="float" office:value="0.0407944">
            <text:p>4.08E-002</text:p>
          </table:table-cell>
          <table:table-cell table:style-name="ce22" office:value-type="float" office:value="0.0119143">
            <text:p>1.19E-002</text:p>
          </table:table-cell>
          <table:table-cell table:style-name="ce27" office:value-type="float" office:value="0.00165639">
            <text:p>1.66E-003</text:p>
          </table:table-cell>
          <table:table-cell table:style-name="ce13" office:value-type="float" office:value="0.00431494">
            <text:p>4.31E-003</text:p>
          </table:table-cell>
          <table:table-cell table:style-name="ce13" office:value-type="float" office:value="0.00752281">
            <text:p>7.52E-003</text:p>
          </table:table-cell>
          <table:table-cell table:style-name="ce13" office:value-type="float" office:value="0.00198753">
            <text:p>1.99E-003</text:p>
          </table:table-cell>
          <table:table-cell table:style-name="ce13" office:value-type="float" office:value="0.00827565">
            <text:p>8.28E-003</text:p>
          </table:table-cell>
          <table:table-cell table:style-name="ce13" office:value-type="float" office:value="0.0105719">
            <text:p>1.06E-002</text:p>
          </table:table-cell>
          <table:table-cell table:style-name="ce13" office:value-type="float" office:value="0.00360527">
            <text:p>3.61E-003</text:p>
          </table:table-cell>
          <table:table-cell table:style-name="ce13" office:value-type="float" office:value="0.0307665">
            <text:p>3.08E-002</text:p>
          </table:table-cell>
          <table:table-cell table:style-name="ce22" office:value-type="float" office:value="0.0252963">
            <text:p>2.53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3">
            <text:p>0.0300</text:p>
          </table:table-cell>
          <table:table-cell office:value-type="float" office:value="0.00783587">
            <text:p>7.84E-003</text:p>
          </table:table-cell>
          <table:table-cell office:value-type="float" office:value="0.01574">
            <text:p>1.57E-002</text:p>
          </table:table-cell>
          <table:table-cell office:value-type="float" office:value="0.0113986">
            <text:p>1.14E-002</text:p>
          </table:table-cell>
          <table:table-cell table:style-name="ce13" office:value-type="float" office:value="0.0146952">
            <text:p>1.47E-002</text:p>
          </table:table-cell>
          <table:table-cell office:value-type="float" office:value="0.0475856">
            <text:p>4.76E-002</text:p>
          </table:table-cell>
          <table:table-cell office:value-type="float" office:value="0.0407416">
            <text:p>4.07E-002</text:p>
          </table:table-cell>
          <table:table-cell office:value-type="float" office:value="0.0661722">
            <text:p>6.62E-002</text:p>
          </table:table-cell>
          <table:table-cell table:style-name="ce13" office:value-type="float" office:value="0.358484">
            <text:p>3.58E-001</text:p>
          </table:table-cell>
          <table:table-cell table:style-name="ce22" office:value-type="float" office:value="0.395526">
            <text:p>3.96E-001</text:p>
          </table:table-cell>
          <table:table-cell table:style-name="ce27" office:value-type="float" office:value="0.00683831">
            <text:p>6.84E-003</text:p>
          </table:table-cell>
          <table:table-cell office:value-type="float" office:value="0.0112526">
            <text:p>1.13E-002</text:p>
          </table:table-cell>
          <table:table-cell table:style-name="ce13" office:value-type="float" office:value="0.00509618">
            <text:p>5.10E-003</text:p>
          </table:table-cell>
          <table:table-cell table:style-name="ce13" office:value-type="float" office:value="0.00830396">
            <text:p>8.30E-003</text:p>
          </table:table-cell>
          <table:table-cell table:style-name="ce13" office:value-type="float" office:value="0.0175213">
            <text:p>1.75E-002</text:p>
          </table:table-cell>
          <table:table-cell table:style-name="ce13" office:value-type="float" office:value="0.00600232">
            <text:p>6.00E-003</text:p>
          </table:table-cell>
          <table:table-cell table:style-name="ce13" office:value-type="float" office:value="0.0166851">
            <text:p>1.67E-002</text:p>
          </table:table-cell>
          <table:table-cell table:style-name="ce13" office:value-type="float" office:value="0.045974">
            <text:p>4.60E-002</text:p>
          </table:table-cell>
          <table:table-cell table:style-name="ce22" office:value-type="float" office:value="0.0118799">
            <text:p>1.19E-002</text:p>
          </table:table-cell>
          <table:table-cell table:style-name="ce27" office:value-type="float" office:value="0.00234261">
            <text:p>2.34E-003</text:p>
          </table:table-cell>
          <table:table-cell table:style-name="ce13" office:value-type="float" office:value="0.00679946">
            <text:p>6.80E-003</text:p>
          </table:table-cell>
          <table:table-cell table:style-name="ce13" office:value-type="float" office:value="0.00895249">
            <text:p>8.95E-003</text:p>
          </table:table-cell>
          <table:table-cell table:style-name="ce13" office:value-type="float" office:value="0.0025336">
            <text:p>2.53E-003</text:p>
          </table:table-cell>
          <table:table-cell table:style-name="ce13" office:value-type="float" office:value="0.0103577">
            <text:p>1.04E-002</text:p>
          </table:table-cell>
          <table:table-cell table:style-name="ce13" office:value-type="float" office:value="0.0117126">
            <text:p>1.17E-002</text:p>
          </table:table-cell>
          <table:table-cell table:style-name="ce13" office:value-type="float" office:value="0.00408891">
            <text:p>4.09E-003</text:p>
          </table:table-cell>
          <table:table-cell table:style-name="ce13" office:value-type="float" office:value="0.0317008">
            <text:p>3.17E-002</text:p>
          </table:table-cell>
          <table:table-cell table:style-name="ce22" office:value-type="float" office:value="0.0241502">
            <text:p>2.42E-002</text:p>
          </table:table-cell>
          <table:table-cell table:style-name="ce13" table:number-columns-repeated="996"/>
        </table:table-row>
        <table:table-row table:style-name="ro1">
          <table:table-cell table:style-name="ce7"/>
          <table:table-cell table:style-name="ce12" table:number-columns-repeated="8"/>
          <table:table-cell table:style-name="ce23"/>
          <table:table-cell table:style-name="ce26"/>
          <table:table-cell table:style-name="ce12" table:number-columns-repeated="7"/>
          <table:table-cell table:style-name="ce23"/>
          <table:table-cell table:style-name="ce26"/>
          <table:table-cell table:style-name="ce12" table:number-columns-repeated="7"/>
          <table:table-cell table:style-name="ce23"/>
          <table:table-cell table:style-name="ce13" table:number-columns-repeated="996"/>
        </table:table-row>
        <table:table-row table:style-name="ro2">
          <table:table-cell table:number-columns-repeated="2"/>
          <table:table-cell table:style-name="ce14" table:number-columns-repeated="6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4" table:number-columns-repeated="6"/>
          <table:table-cell table:style-name="ce13"/>
          <table:table-cell table:style-name="ce24" table:number-columns-spanned="3" table:number-rows-spanned="1"/>
          <table:covered-table-cell table:style-name="ce28"/>
          <table:covered-table-cell table:style-name="ce28"/>
          <table:table-cell table:style-name="ce29"/>
          <table:table-cell table:style-name="ce24" table:number-columns-spanned="3" table:number-rows-spanned="1"/>
          <table:covered-table-cell table:style-name="ce28"/>
          <table:covered-table-cell table:style-name="ce28"/>
          <table:table-cell table:number-columns-repeated="100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3"/>
          <table:table-cell table:style-name="ce19" table:number-columns-spanned="3" table:number-rows-spanned="1"/>
          <table:covered-table-cell/>
          <table:covered-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Default">
            <draw:frame table:end-cell-address="Sheet1.J33" table:end-x="0.5091in" table:end-y="0.072in" draw:z-index="1" draw:style-name="gr1" svg:width="4.7602in" svg:height="3.1157in" svg:x="0.7591in" svg:y="0.1441in">
              <draw:object draw:notify-on-update-of-ranges="Sheet1.K5:Sheet1.K5 Sheet1.K6:Sheet1.K11 Sheet1.A6:Sheet1.A11 Sheet1.N5:Sheet1.N5 Sheet1.N6:Sheet1.N11 Sheet1.A6:Sheet1.A11 Sheet1.Q5:Sheet1.Q5 Sheet1.Q6:Sheet1.Q11 Sheet1.A6:Sheet1.A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3"/>
          <table:table-cell/>
          <table:table-cell table:style-name="Default" table:number-columns-repeated="2"/>
          <table:table-cell table:style-name="ce13"/>
          <table:table-cell table:style-name="Default">
            <draw:frame table:end-cell-address="Sheet1.N34" table:end-x="0.6803in" table:end-y="0.0433in" draw:z-index="2" draw:style-name="gr1" svg:width="3.5744in" svg:height="3.2543in" svg:x="0.6622in" svg:y="0.1539in">
              <draw:object draw:notify-on-update-of-ranges="Sheet1.T5:Sheet1.T5 Sheet1.T6:Sheet1.T11 Sheet1.A6:Sheet1.A11 Sheet1.W5:Sheet1.W5 Sheet1.W6:Sheet1.W11 Sheet1.A6:Sheet1.A11 Sheet1.Z5:Sheet1.Z5 Sheet1.Z6:Sheet1.Z11 Sheet1.A6:Sheet1.A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>
            <draw:frame table:end-cell-address="Sheet1.D35" table:end-x="0.5894in" table:end-y="0.0303in" draw:z-index="0" draw:style-name="gr1" svg:width="3.174in" svg:height="3.2504in" svg:x="0.011in" svg:y="0.1449in">
              <draw:object draw:notify-on-update-of-ranges="Sheet1.B5:Sheet1.B5 Sheet1.B6:Sheet1.B11 Sheet1.A6:Sheet1.A11 Sheet1.E5:Sheet1.E5 Sheet1.E6:Sheet1.E11 Sheet1.A6:Sheet1.A11 Sheet1.H5:Sheet1.H5 Sheet1.H6:Sheet1.H11 Sheet1.A6:Sheet1.A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 table:number-rows-repeated="4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3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7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Default">
            <draw:frame table:end-cell-address="Sheet1.D54" table:end-x="0.5783in" table:end-y="0.0642in" draw:z-index="3" draw:style-name="gr1" svg:width="3.174in" svg:height="3.2504in" svg:x="0in" svg:y="0.002in">
              <draw:object draw:notify-on-update-of-ranges="Sheet1.C5:Sheet1.C5 Sheet1.C6:Sheet1.C11 Sheet1.A6:Sheet1.A11 Sheet1.F5:Sheet1.F5 Sheet1.F6:Sheet1.F11 Sheet1.A6:Sheet1.A11 Sheet1.I5:Sheet1.I5 Sheet1.I6:Sheet1.I11 Sheet1.A6:Sheet1.A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3"/>
          <table:table-cell/>
          <table:table-cell>
            <draw:frame table:end-cell-address="Sheet1.K53" table:end-x="0.4551in" table:end-y="0.1059in" draw:z-index="4" draw:style-name="gr1" svg:width="4.7602in" svg:height="3.1157in" svg:x="0.0146in" svg:y="0.0012in">
              <draw:object draw:notify-on-update-of-ranges="Sheet1.L5:Sheet1.L5 Sheet1.L6:Sheet1.L11 Sheet1.A6:Sheet1.A11 Sheet1.O5:Sheet1.O5 Sheet1.O6:Sheet1.O11 Sheet1.A6:Sheet1.A11 Sheet1.R5:Sheet1.R5 Sheet1.R6:Sheet1.R11 Sheet1.A6:Sheet1.A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P54" table:end-x="0.0654in" table:end-y="0.1307in" draw:z-index="5" draw:style-name="gr1" svg:width="3.5748in" svg:height="3.2543in" svg:x="0.0465in" svg:y="0.0646in">
              <draw:object draw:notify-on-update-of-ranges="Sheet1.U5:Sheet1.U5 Sheet1.U6:Sheet1.U11 Sheet1.A6:Sheet1.A11 Sheet1.X5:Sheet1.X5 Sheet1.X6:Sheet1.X11 Sheet1.A6:Sheet1.A11 Sheet1.AA5:Sheet1.AA5 Sheet1.AA6:Sheet1.AA11 Sheet1.A6:Sheet1.A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>
            <draw:frame table:end-cell-address="Sheet1.D74" table:end-x="0.5783in" table:end-y="0.0685in" draw:z-index="6" draw:style-name="gr1" svg:width="3.174in" svg:height="3.2504in" svg:x="0in" svg:y="0.0063in">
              <draw:object draw:notify-on-update-of-ranges="Sheet1.D5:Sheet1.D5 Sheet1.D6:Sheet1.D11 Sheet1.A6:Sheet1.A11 Sheet1.G5:Sheet1.G5 Sheet1.G6:Sheet1.G11 Sheet1.A6:Sheet1.A11 Sheet1.J5:Sheet1.J5 Sheet1.J6:Sheet1.J11 Sheet1.A6:Sheet1.A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Default" table:number-columns-repeated="2"/>
          <table:table-cell/>
          <table:table-cell>
            <draw:frame table:end-cell-address="Sheet1.K73" table:end-x="0.4551in" table:end-y="0.111in" draw:z-index="7" draw:style-name="gr1" svg:width="4.7602in" svg:height="3.1157in" svg:x="0.0146in" svg:y="0.0063in">
              <draw:object draw:notify-on-update-of-ranges="Sheet1.M5:Sheet1.M5 Sheet1.M6:Sheet1.M11 Sheet1.A6:Sheet1.A11 Sheet1.P5:Sheet1.P5 Sheet1.P6:Sheet1.P11 Sheet1.A6:Sheet1.A11 Sheet1.S5:Sheet1.S5 Sheet1.S6:Sheet1.S11 Sheet1.A6:Sheet1.A1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7"/>
          <table:table-cell>
            <draw:frame table:end-cell-address="Sheet1.P75" table:end-x="0.0319in" table:end-y="0.0724in" draw:z-index="8" draw:style-name="gr1" svg:width="3.5748in" svg:height="3.2543in" svg:x="0.013in" svg:y="0.0063in">
              <draw:object draw:notify-on-update-of-ranges="Sheet1.V5:Sheet1.V5 Sheet1.V6:Sheet1.V11 Sheet1.A6:Sheet1.A11 Sheet1.Y5:Sheet1.Y5 Sheet1.Y6:Sheet1.Y11 Sheet1.A6:Sheet1.A11 Sheet1.AB5:Sheet1.AB5 Sheet1.AB6:Sheet1.AB11 Sheet1.A6:Sheet1.A1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09/16/2010</text:date>, <text:time>10:4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9-16T10:49:39</dc:date>
    <meta:editing-duration>PT09H15M11S</meta:editing-duration>
    <meta:editing-cycles>41</meta:editing-cycles>
    <meta:generator>OpenOffice.org/3.1$Linux OpenOffice.org_project/310m21$Build-9319</meta:generator>
    <meta:document-statistic meta:table-count="3" meta:cell-count="17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title svg:x="2.721cm" svg:y="0.166cm" chart:style-name="ch2">
          <text:p>whole domain</text:p>
        </chart:title>
        <chart:legend chart:legend-position="top" svg:x="3.452cm" svg:y="0.666cm" chart:style-name="ch3"/>
        <chart:plot-area chart:style-name="ch4" table:cell-range-address="Sheet1.A6:Sheet1.B11 Sheet1.A5:Sheet1.B5 Sheet1.E5:Sheet1.E11 Sheet1.H5:Sheet1.H11" chart:data-source-has-labels="row" svg:x="0.238cm" svg:y="0.602cm" svg:width="7.577cm" svg:height="7.668cm">
          <chart:axis chart:dimension="x" chart:name="primary-x" chart:style-name="ch5">
            <chart:title svg:x="3.267cm" svg:y="7.851cm" chart:style-name="ch6">
              <text:p>support length</text:p>
            </chart:title>
          </chart:axis>
          <chart:axis chart:dimension="y" chart:name="primary-y" chart:style-name="ch7">
            <chart:title svg:x="0.278cm" svg:y="8.232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6:Sheet1.B11" chart:label-cell-address="Sheet1.B5:Sheet1.B5" chart:class="chart:scatter">
            <chart:domain table:cell-range-address="Sheet1.A6:Sheet1.A11"/>
            <chart:data-point chart:repeated="6"/>
          </chart:series>
          <chart:series chart:style-name="ch11" chart:values-cell-range-address="Sheet1.E6:Sheet1.E11" chart:label-cell-address="Sheet1.E5:Sheet1.E5" chart:class="chart:scatter">
            <chart:data-point chart:repeated="6"/>
          </chart:series>
          <chart:series chart:style-name="ch12" chart:values-cell-range-address="Sheet1.H6:Sheet1.H11" chart:label-cell-address="Sheet1.H5:Sheet1.H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_rho</text:p>
              </table:table-cell>
              <table:table-cell office:value-type="string">
                <text:p text:id="Sheet1.E5:Sheet1.E5">L2_rho</text:p>
              </table:table-cell>
              <table:table-cell office:value-type="string">
                <text:p text:id="Sheet1.H5:Sheet1.H5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1">0.01</text:p>
              </table:table-cell>
              <table:table-cell office:value-type="float" office:value="0.00369282">
                <text:p text:id="Sheet1.B6:Sheet1.B11">0.00369282</text:p>
              </table:table-cell>
              <table:table-cell office:value-type="float" office:value="0.00881521">
                <text:p text:id="Sheet1.E6:Sheet1.E11">0.00881521</text:p>
              </table:table-cell>
              <table:table-cell office:value-type="float" office:value="0.0675535">
                <text:p text:id="Sheet1.H6:Sheet1.H11">0.06755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00446419">
                <text:p>0.00446419</text:p>
              </table:table-cell>
              <table:table-cell office:value-type="float" office:value="0.0102494">
                <text:p>0.0102494</text:p>
              </table:table-cell>
              <table:table-cell office:value-type="float" office:value="0.0664218">
                <text:p>0.0664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551105">
                <text:p>0.00551105</text:p>
              </table:table-cell>
              <table:table-cell office:value-type="float" office:value="0.0117223">
                <text:p>0.0117223</text:p>
              </table:table-cell>
              <table:table-cell office:value-type="float" office:value="0.0662528">
                <text:p>0.0662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0668113">
                <text:p>0.00668113</text:p>
              </table:table-cell>
              <table:table-cell office:value-type="float" office:value="0.0132893">
                <text:p>0.0132893</text:p>
              </table:table-cell>
              <table:table-cell office:value-type="float" office:value="0.0663345">
                <text:p>0.0663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783587">
                <text:p>0.00783587</text:p>
              </table:table-cell>
              <table:table-cell office:value-type="float" office:value="0.0146952">
                <text:p>0.0146952</text:p>
              </table:table-cell>
              <table:table-cell office:value-type="float" office:value="0.0661722">
                <text:p>0.06617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1 Sheet1.K5:Sheet1.K11 Sheet1.N5:Sheet1.N11 Sheet1.Q5:Sheet1.Q11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6:Sheet1.K11" chart:label-cell-address="Sheet1.K5:Sheet1.K5" chart:class="chart:scatter">
            <chart:domain table:cell-range-address="Sheet1.A6:Sheet1.A11"/>
            <chart:data-point chart:repeated="6"/>
          </chart:series>
          <chart:series chart:style-name="ch8" chart:values-cell-range-address="Sheet1.N6:Sheet1.N11" chart:label-cell-address="Sheet1.N5:Sheet1.N5" chart:class="chart:scatter">
            <chart:data-point chart:repeated="6"/>
          </chart:series>
          <chart:series chart:style-name="ch9" chart:values-cell-range-address="Sheet1.Q6:Sheet1.Q11" chart:label-cell-address="Sheet1.Q5:Sheet1.Q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5:Sheet1.K5">L1_rho3</text:p>
              </table:table-cell>
              <table:table-cell office:value-type="string">
                <text:p text:id="Sheet1.N5:Sheet1.N5">L2_rho3</text:p>
              </table:table-cell>
              <table:table-cell office:value-type="string">
                <text:p text:id="Sheet1.Q5:Sheet1.Q5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1">0.01</text:p>
              </table:table-cell>
              <table:table-cell office:value-type="float" office:value="0.00336255">
                <text:p text:id="Sheet1.K6:Sheet1.K11">0.00336255</text:p>
              </table:table-cell>
              <table:table-cell office:value-type="float" office:value="0.00422002">
                <text:p text:id="Sheet1.N6:Sheet1.N11">0.00422002</text:p>
              </table:table-cell>
              <table:table-cell office:value-type="float" office:value="0.012817">
                <text:p text:id="Sheet1.Q6:Sheet1.Q11">0.0128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00426047">
                <text:p>0.00426047</text:p>
              </table:table-cell>
              <table:table-cell office:value-type="float" office:value="0.00548171">
                <text:p>0.00548171</text:p>
              </table:table-cell>
              <table:table-cell office:value-type="float" office:value="0.0151217">
                <text:p>0.0151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511492">
                <text:p>0.00511492</text:p>
              </table:table-cell>
              <table:table-cell office:value-type="float" office:value="0.00647911">
                <text:p>0.00647911</text:p>
              </table:table-cell>
              <table:table-cell office:value-type="float" office:value="0.016411">
                <text:p>0.0164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0585671">
                <text:p>0.00585671</text:p>
              </table:table-cell>
              <table:table-cell office:value-type="float" office:value="0.00722649">
                <text:p>0.00722649</text:p>
              </table:table-cell>
              <table:table-cell office:value-type="float" office:value="0.0170192">
                <text:p>0.0170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683831">
                <text:p>0.00683831</text:p>
              </table:table-cell>
              <table:table-cell office:value-type="float" office:value="0.00830396">
                <text:p>0.00830396</text:p>
              </table:table-cell>
              <table:table-cell office:value-type="float" office:value="0.0166851">
                <text:p>0.0166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cm" svg:height="8.267cm" chart:class="chart:scatter" chart:style-name="ch1">
        <chart:legend chart:legend-position="top" svg:x="3.998cm" svg:y="0.577cm" chart:style-name="ch2"/>
        <chart:plot-area chart:style-name="ch3" table:cell-range-address="Sheet1.A6:Sheet1.A11 Sheet1.T5:Sheet1.T11 Sheet1.W5:Sheet1.W11 Sheet1.Z5:Sheet1.Z11" chart:data-source-has-labels="row" svg:x="0.368cm" svg:y="0.147cm" svg:width="8.429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6:Sheet1.T11" chart:label-cell-address="Sheet1.T5:Sheet1.T5" chart:class="chart:scatter">
            <chart:domain table:cell-range-address="Sheet1.A6:Sheet1.A11"/>
            <chart:data-point chart:repeated="6"/>
          </chart:series>
          <chart:series chart:style-name="ch8" chart:values-cell-range-address="Sheet1.W6:Sheet1.W11" chart:label-cell-address="Sheet1.W5:Sheet1.W5" chart:class="chart:scatter">
            <chart:data-point chart:repeated="6"/>
          </chart:series>
          <chart:series chart:style-name="ch9" chart:values-cell-range-address="Sheet1.Z6:Sheet1.Z11" chart:label-cell-address="Sheet1.Z5:Sheet1.Z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5:Sheet1.T5">L1_rho2</text:p>
              </table:table-cell>
              <table:table-cell office:value-type="string">
                <text:p text:id="Sheet1.W5:Sheet1.W5">L2_rho2</text:p>
              </table:table-cell>
              <table:table-cell office:value-type="string">
                <text:p text:id="Sheet1.Z5:Sheet1.Z5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1">0.01</text:p>
              </table:table-cell>
              <table:table-cell office:value-type="float" office:value="0.000551884">
                <text:p text:id="Sheet1.T6:Sheet1.T11">0.000551884</text:p>
              </table:table-cell>
              <table:table-cell office:value-type="float" office:value="0.00106697">
                <text:p text:id="Sheet1.W6:Sheet1.W11">0.00106697</text:p>
              </table:table-cell>
              <table:table-cell office:value-type="float" office:value="0.003565">
                <text:p text:id="Sheet1.Z6:Sheet1.Z11">0.0035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000821787">
                <text:p>0.000821787</text:p>
              </table:table-cell>
              <table:table-cell office:value-type="float" office:value="0.00133727">
                <text:p>0.00133727</text:p>
              </table:table-cell>
              <table:table-cell office:value-type="float" office:value="0.00357929">
                <text:p>0.00357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116247">
                <text:p>0.00116247</text:p>
              </table:table-cell>
              <table:table-cell office:value-type="float" office:value="0.00162228">
                <text:p>0.00162228</text:p>
              </table:table-cell>
              <table:table-cell office:value-type="float" office:value="0.00355597">
                <text:p>0.00355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0165639">
                <text:p>0.00165639</text:p>
              </table:table-cell>
              <table:table-cell office:value-type="float" office:value="0.00198753">
                <text:p>0.00198753</text:p>
              </table:table-cell>
              <table:table-cell office:value-type="float" office:value="0.00360527">
                <text:p>0.00360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234261">
                <text:p>0.00234261</text:p>
              </table:table-cell>
              <table:table-cell office:value-type="float" office:value="0.0025336">
                <text:p>0.0025336</text:p>
              </table:table-cell>
              <table:table-cell office:value-type="float" office:value="0.00408891">
                <text:p>0.004088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1 Sheet1.C5:Sheet1.C11 Sheet1.F5:Sheet1.F11 Sheet1.I5:Sheet1.I11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1" chart:label-cell-address="Sheet1.C5:Sheet1.C5" chart:class="chart:scatter">
            <chart:domain table:cell-range-address="Sheet1.A6:Sheet1.A11"/>
            <chart:data-point chart:repeated="6"/>
          </chart:series>
          <chart:series chart:style-name="ch8" chart:values-cell-range-address="Sheet1.F6:Sheet1.F11" chart:label-cell-address="Sheet1.F5:Sheet1.F5" chart:class="chart:scatter">
            <chart:data-point chart:repeated="6"/>
          </chart:series>
          <chart:series chart:style-name="ch9" chart:values-cell-range-address="Sheet1.I6:Sheet1.I11" chart:label-cell-address="Sheet1.I5:Sheet1.I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:Sheet1.C5">L1_u</text:p>
              </table:table-cell>
              <table:table-cell office:value-type="string">
                <text:p text:id="Sheet1.F5:Sheet1.F5">L2_u</text:p>
              </table:table-cell>
              <table:table-cell office:value-type="string">
                <text:p text:id="Sheet1.I5:Sheet1.I5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1">0.01</text:p>
              </table:table-cell>
              <table:table-cell office:value-type="float" office:value="0.00760615">
                <text:p text:id="Sheet1.C6:Sheet1.C11">0.00760615</text:p>
              </table:table-cell>
              <table:table-cell office:value-type="float" office:value="0.0351602">
                <text:p text:id="Sheet1.F6:Sheet1.F11">0.0351602</text:p>
              </table:table-cell>
              <table:table-cell office:value-type="float" office:value="0.578872">
                <text:p text:id="Sheet1.I6:Sheet1.I11">0.5788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00913077">
                <text:p>0.00913077</text:p>
              </table:table-cell>
              <table:table-cell office:value-type="float" office:value="0.0357095">
                <text:p>0.0357095</text:p>
              </table:table-cell>
              <table:table-cell office:value-type="float" office:value="0.446797">
                <text:p>0.446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111702">
                <text:p>0.0111702</text:p>
              </table:table-cell>
              <table:table-cell office:value-type="float" office:value="0.0406673">
                <text:p>0.0406673</text:p>
              </table:table-cell>
              <table:table-cell office:value-type="float" office:value="0.436097">
                <text:p>0.436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151483">
                <text:p>0.0151483</text:p>
              </table:table-cell>
              <table:table-cell office:value-type="float" office:value="0.0616629">
                <text:p>0.0616629</text:p>
              </table:table-cell>
              <table:table-cell office:value-type="float" office:value="0.653456">
                <text:p>0.653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1574">
                <text:p>0.01574</text:p>
              </table:table-cell>
              <table:table-cell office:value-type="float" office:value="0.0475856">
                <text:p>0.0475856</text:p>
              </table:table-cell>
              <table:table-cell office:value-type="float" office:value="0.358484">
                <text:p>0.358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1 Sheet1.L5:Sheet1.L11 Sheet1.O5:Sheet1.O11 Sheet1.R5:Sheet1.R11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6:Sheet1.L11" chart:label-cell-address="Sheet1.L5:Sheet1.L5" chart:class="chart:scatter">
            <chart:domain table:cell-range-address="Sheet1.A6:Sheet1.A11"/>
            <chart:data-point chart:repeated="6"/>
          </chart:series>
          <chart:series chart:style-name="ch8" chart:values-cell-range-address="Sheet1.O6:Sheet1.O11" chart:label-cell-address="Sheet1.O5:Sheet1.O5" chart:class="chart:scatter">
            <chart:data-point chart:repeated="6"/>
          </chart:series>
          <chart:series chart:style-name="ch9" chart:values-cell-range-address="Sheet1.R6:Sheet1.R11" chart:label-cell-address="Sheet1.R5:Sheet1.R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5:Sheet1.L5">L1_u3</text:p>
              </table:table-cell>
              <table:table-cell office:value-type="string">
                <text:p text:id="Sheet1.O5:Sheet1.O5">L2_u3</text:p>
              </table:table-cell>
              <table:table-cell office:value-type="string">
                <text:p text:id="Sheet1.R5:Sheet1.R5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1">0.01</text:p>
              </table:table-cell>
              <table:table-cell office:value-type="float" office:value="0.00295269">
                <text:p text:id="Sheet1.L6:Sheet1.L11">0.00295269</text:p>
              </table:table-cell>
              <table:table-cell office:value-type="float" office:value="0.00669241">
                <text:p text:id="Sheet1.O6:Sheet1.O11">0.00669241</text:p>
              </table:table-cell>
              <table:table-cell office:value-type="float" office:value="0.0277232">
                <text:p text:id="Sheet1.R6:Sheet1.R11">0.02772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0051203">
                <text:p>0.0051203</text:p>
              </table:table-cell>
              <table:table-cell office:value-type="float" office:value="0.00996092">
                <text:p>0.00996092</text:p>
              </table:table-cell>
              <table:table-cell office:value-type="float" office:value="0.0353675">
                <text:p>0.0353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713922">
                <text:p>0.00713922</text:p>
              </table:table-cell>
              <table:table-cell office:value-type="float" office:value="0.0123371">
                <text:p>0.0123371</text:p>
              </table:table-cell>
              <table:table-cell office:value-type="float" office:value="0.038602">
                <text:p>0.038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0876717">
                <text:p>0.00876717</text:p>
              </table:table-cell>
              <table:table-cell office:value-type="float" office:value="0.0140749">
                <text:p>0.0140749</text:p>
              </table:table-cell>
              <table:table-cell office:value-type="float" office:value="0.0407944">
                <text:p>0.0407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112526">
                <text:p>0.0112526</text:p>
              </table:table-cell>
              <table:table-cell office:value-type="float" office:value="0.0175213">
                <text:p>0.0175213</text:p>
              </table:table-cell>
              <table:table-cell office:value-type="float" office:value="0.045974">
                <text:p>0.045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1 Sheet1.U5:Sheet1.U11 Sheet1.X5:Sheet1.X11 Sheet1.AA5:Sheet1.AA11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6:Sheet1.U11" chart:label-cell-address="Sheet1.U5:Sheet1.U5" chart:class="chart:scatter">
            <chart:domain table:cell-range-address="Sheet1.A6:Sheet1.A11"/>
            <chart:data-point chart:repeated="6"/>
          </chart:series>
          <chart:series chart:style-name="ch8" chart:values-cell-range-address="Sheet1.X6:Sheet1.X11" chart:label-cell-address="Sheet1.X5:Sheet1.X5" chart:class="chart:scatter">
            <chart:data-point chart:repeated="6"/>
          </chart:series>
          <chart:series chart:style-name="ch9" chart:values-cell-range-address="Sheet1.AA6:Sheet1.AA11" chart:label-cell-address="Sheet1.AA5:Sheet1.AA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5:Sheet1.U5">L1_u2</text:p>
              </table:table-cell>
              <table:table-cell office:value-type="string">
                <text:p text:id="Sheet1.X5:Sheet1.X5">L2_u2</text:p>
              </table:table-cell>
              <table:table-cell office:value-type="string">
                <text:p text:id="Sheet1.AA5:Sheet1.AA5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1">0.01</text:p>
              </table:table-cell>
              <table:table-cell office:value-type="float" office:value="0.0016131">
                <text:p text:id="Sheet1.U6:Sheet1.U11">0.0016131</text:p>
              </table:table-cell>
              <table:table-cell office:value-type="float" office:value="0.00449694">
                <text:p text:id="Sheet1.X6:Sheet1.X11">0.00449694</text:p>
              </table:table-cell>
              <table:table-cell office:value-type="float" office:value="0.0260239">
                <text:p text:id="Sheet1.AA6:Sheet1.AA11">0.02602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00225903">
                <text:p>0.00225903</text:p>
              </table:table-cell>
              <table:table-cell office:value-type="float" office:value="0.00547674">
                <text:p>0.00547674</text:p>
              </table:table-cell>
              <table:table-cell office:value-type="float" office:value="0.0277002">
                <text:p>0.0277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309987">
                <text:p>0.00309987</text:p>
              </table:table-cell>
              <table:table-cell office:value-type="float" office:value="0.0068261">
                <text:p>0.0068261</text:p>
              </table:table-cell>
              <table:table-cell office:value-type="float" office:value="0.0291177">
                <text:p>0.0291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0431494">
                <text:p>0.00431494</text:p>
              </table:table-cell>
              <table:table-cell office:value-type="float" office:value="0.00827565">
                <text:p>0.00827565</text:p>
              </table:table-cell>
              <table:table-cell office:value-type="float" office:value="0.0307665">
                <text:p>0.0307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679946">
                <text:p>0.00679946</text:p>
              </table:table-cell>
              <table:table-cell office:value-type="float" office:value="0.0103577">
                <text:p>0.0103577</text:p>
              </table:table-cell>
              <table:table-cell office:value-type="float" office:value="0.0317008">
                <text:p>0.0317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1 Sheet1.D5:Sheet1.D11 Sheet1.G5:Sheet1.G11 Sheet1.J5:Sheet1.J11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1" chart:label-cell-address="Sheet1.D5:Sheet1.D5" chart:class="chart:scatter">
            <chart:domain table:cell-range-address="Sheet1.A6:Sheet1.A11"/>
            <chart:data-point chart:repeated="6"/>
          </chart:series>
          <chart:series chart:style-name="ch8" chart:values-cell-range-address="Sheet1.G6:Sheet1.G11" chart:label-cell-address="Sheet1.G5:Sheet1.G5" chart:class="chart:scatter">
            <chart:data-point chart:repeated="6"/>
          </chart:series>
          <chart:series chart:style-name="ch9" chart:values-cell-range-address="Sheet1.J6:Sheet1.J11" chart:label-cell-address="Sheet1.J5:Sheet1.J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5:Sheet1.D5">L1e</text:p>
              </table:table-cell>
              <table:table-cell office:value-type="string">
                <text:p text:id="Sheet1.G5:Sheet1.G5">L2e</text:p>
              </table:table-cell>
              <table:table-cell office:value-type="string">
                <text:p text:id="Sheet1.J5:Sheet1.J5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1">0.01</text:p>
              </table:table-cell>
              <table:table-cell office:value-type="float" office:value="0.00477958">
                <text:p text:id="Sheet1.D6:Sheet1.D11">0.00477958</text:p>
              </table:table-cell>
              <table:table-cell office:value-type="float" office:value="0.0238895">
                <text:p text:id="Sheet1.G6:Sheet1.G11">0.0238895</text:p>
              </table:table-cell>
              <table:table-cell office:value-type="float" office:value="0.395731">
                <text:p text:id="Sheet1.J6:Sheet1.J11">0.3957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0062676">
                <text:p>0.0062676</text:p>
              </table:table-cell>
              <table:table-cell office:value-type="float" office:value="0.0287003">
                <text:p>0.0287003</text:p>
              </table:table-cell>
              <table:table-cell office:value-type="float" office:value="0.395604">
                <text:p>0.395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794878">
                <text:p>0.00794878</text:p>
              </table:table-cell>
              <table:table-cell office:value-type="float" office:value="0.0331571">
                <text:p>0.0331571</text:p>
              </table:table-cell>
              <table:table-cell office:value-type="float" office:value="0.395661">
                <text:p>0.395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100033">
                <text:p>0.0100033</text:p>
              </table:table-cell>
              <table:table-cell office:value-type="float" office:value="0.038489">
                <text:p>0.038489</text:p>
              </table:table-cell>
              <table:table-cell office:value-type="float" office:value="0.395516">
                <text:p>0.395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113986">
                <text:p>0.0113986</text:p>
              </table:table-cell>
              <table:table-cell office:value-type="float" office:value="0.0407416">
                <text:p>0.0407416</text:p>
              </table:table-cell>
              <table:table-cell office:value-type="float" office:value="0.395526">
                <text:p>0.395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maximum="0.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1 Sheet1.M5:Sheet1.M11 Sheet1.P5:Sheet1.P11 Sheet1.S5:Sheet1.S11" chart:data-source-has-labels="row" svg:x="0.401cm" svg:y="0.345cm" svg:width="9.828cm" svg:height="7.43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6:Sheet1.M11" chart:label-cell-address="Sheet1.M5:Sheet1.M5" chart:class="chart:scatter">
            <chart:domain table:cell-range-address="Sheet1.A6:Sheet1.A11"/>
            <chart:data-point chart:repeated="6"/>
          </chart:series>
          <chart:series chart:style-name="ch8" chart:values-cell-range-address="Sheet1.P6:Sheet1.P11" chart:label-cell-address="Sheet1.P5:Sheet1.P5" chart:class="chart:scatter">
            <chart:data-point chart:repeated="6"/>
          </chart:series>
          <chart:series chart:style-name="ch9" chart:values-cell-range-address="Sheet1.S6:Sheet1.S11" chart:label-cell-address="Sheet1.S5:Sheet1.S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5:Sheet1.M5">L1e3</text:p>
              </table:table-cell>
              <table:table-cell office:value-type="string">
                <text:p text:id="Sheet1.P5:Sheet1.P5">L2e3</text:p>
              </table:table-cell>
              <table:table-cell office:value-type="string">
                <text:p text:id="Sheet1.S5:Sheet1.S5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1">0.01</text:p>
              </table:table-cell>
              <table:table-cell office:value-type="float" office:value="0.00245641">
                <text:p text:id="Sheet1.M6:Sheet1.M11">0.00245641</text:p>
              </table:table-cell>
              <table:table-cell office:value-type="float" office:value="0.00294735">
                <text:p text:id="Sheet1.P6:Sheet1.P11">0.00294735</text:p>
              </table:table-cell>
              <table:table-cell office:value-type="float" office:value="0.00871166">
                <text:p text:id="Sheet1.S6:Sheet1.S11">0.008711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00319663">
                <text:p>0.00319663</text:p>
              </table:table-cell>
              <table:table-cell office:value-type="float" office:value="0.00387659">
                <text:p>0.00387659</text:p>
              </table:table-cell>
              <table:table-cell office:value-type="float" office:value="0.0103767">
                <text:p>0.0103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387927">
                <text:p>0.00387927</text:p>
              </table:table-cell>
              <table:table-cell office:value-type="float" office:value="0.00463637">
                <text:p>0.00463637</text:p>
              </table:table-cell>
              <table:table-cell office:value-type="float" office:value="0.0113804">
                <text:p>0.0113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0444979">
                <text:p>0.00444979</text:p>
              </table:table-cell>
              <table:table-cell office:value-type="float" office:value="0.00523622">
                <text:p>0.00523622</text:p>
              </table:table-cell>
              <table:table-cell office:value-type="float" office:value="0.0119143">
                <text:p>0.0119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509618">
                <text:p>0.00509618</text:p>
              </table:table-cell>
              <table:table-cell office:value-type="float" office:value="0.00600232">
                <text:p>0.00600232</text:p>
              </table:table-cell>
              <table:table-cell office:value-type="float" office:value="0.0118799">
                <text:p>0.0118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1 Sheet1.V5:Sheet1.V11 Sheet1.Y5:Sheet1.Y11 Sheet1.AB5:Sheet1.AB11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6:Sheet1.V11" chart:label-cell-address="Sheet1.V5:Sheet1.V5" chart:class="chart:scatter">
            <chart:domain table:cell-range-address="Sheet1.A6:Sheet1.A11"/>
            <chart:data-point chart:repeated="6"/>
          </chart:series>
          <chart:series chart:style-name="ch8" chart:values-cell-range-address="Sheet1.Y6:Sheet1.Y11" chart:label-cell-address="Sheet1.Y5:Sheet1.Y5" chart:class="chart:scatter">
            <chart:data-point chart:repeated="6"/>
          </chart:series>
          <chart:series chart:style-name="ch9" chart:values-cell-range-address="Sheet1.AB6:Sheet1.AB11" chart:label-cell-address="Sheet1.AB5:Sheet1.AB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5:Sheet1.V5">L1e2</text:p>
              </table:table-cell>
              <table:table-cell office:value-type="string">
                <text:p text:id="Sheet1.Y5:Sheet1.Y5">L2e2</text:p>
              </table:table-cell>
              <table:table-cell office:value-type="string">
                <text:p text:id="Sheet1.AB5:Sheet1.AB5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1">0.01</text:p>
              </table:table-cell>
              <table:table-cell office:value-type="float" office:value="0.00396307">
                <text:p text:id="Sheet1.V6:Sheet1.V11">0.00396307</text:p>
              </table:table-cell>
              <table:table-cell office:value-type="float" office:value="0.00639283">
                <text:p text:id="Sheet1.Y6:Sheet1.Y11">0.00639283</text:p>
              </table:table-cell>
              <table:table-cell office:value-type="float" office:value="0.0254254">
                <text:p text:id="Sheet1.AB6:Sheet1.AB11">0.02542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00481241">
                <text:p>0.00481241</text:p>
              </table:table-cell>
              <table:table-cell office:value-type="float" office:value="0.00783282">
                <text:p>0.00783282</text:p>
              </table:table-cell>
              <table:table-cell office:value-type="float" office:value="0.0253259">
                <text:p>0.0253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609509">
                <text:p>0.00609509</text:p>
              </table:table-cell>
              <table:table-cell office:value-type="float" office:value="0.00927363">
                <text:p>0.00927363</text:p>
              </table:table-cell>
              <table:table-cell office:value-type="float" office:value="0.0253473">
                <text:p>0.0253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0752281">
                <text:p>0.00752281</text:p>
              </table:table-cell>
              <table:table-cell office:value-type="float" office:value="0.0105719">
                <text:p>0.0105719</text:p>
              </table:table-cell>
              <table:table-cell office:value-type="float" office:value="0.0252963">
                <text:p>0.0252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0895249">
                <text:p>0.00895249</text:p>
              </table:table-cell>
              <table:table-cell office:value-type="float" office:value="0.0117126">
                <text:p>0.0117126</text:p>
              </table:table-cell>
              <table:table-cell office:value-type="float" office:value="0.0241502">
                <text:p>0.0241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